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0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526cm" fo:break-before="auto" style:use-optimal-row-height="true"/>
    </style:style>
    <style:style style:name="ro11" style:family="table-row">
      <style:table-row-properties style:row-height="1.859cm" fo:break-before="auto" style:use-optimal-row-height="true"/>
    </style:style>
    <style:style style:name="ro12" style:family="table-row">
      <style:table-row-properties style:row-height="1.543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2.036cm" fo:break-before="auto" style:use-optimal-row-height="true"/>
    </style:style>
    <style:style style:name="ro15" style:family="table-row">
      <style:table-row-properties style:row-height="2.29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ro19" style:family="table-row">
      <style:table-row-properties style:row-height="4.528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1.473cm" fo:break-before="auto" style:use-optimal-row-height="true"/>
    </style:style>
    <style:style style:name="ro22" style:family="table-row">
      <style:table-row-properties style:row-height="1cm" fo:break-before="auto" style:use-optimal-row-height="true"/>
    </style:style>
    <style:style style:name="ro23" style:family="table-row">
      <style:table-row-properties style:row-height="2.738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1</text:p>
          </table:table-cell>
          <table:table-cell table:style-name="ce10" office:value-type="date" office:date-value="2013-10-01">
            <text:p>01/10/2013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Júlio Oliv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1.2</text:p>
          </table:table-cell>
          <table:table-cell table:style-name="ce10" office:value-type="date" office:date-value="2013-10-29">
            <text:p>29/10/2013</text:p>
          </table:table-cell>
          <table:table-cell table:style-name="ce13" office:value-type="string">
            <text:p>Revisão</text:p>
          </table:table-cell>
          <table:table-cell table:style-name="ce13" office:value-type="string">
            <text:p>Camilo Almend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1.3</text:p>
          </table:table-cell>
          <table:table-cell table:style-name="ce10" office:value-type="date" office:date-value="2014-04-16">
            <text:p>16/04/2014</text:p>
          </table:table-cell>
          <table:table-cell table:style-name="ce13" office:value-type="string">
            <text:p>Edição da especificação e nova execução</text:p>
          </table:table-cell>
          <table:table-cell table:style-name="ce13" office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8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negativos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9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decimais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text:s/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 de um curso</text:p>
          </table:table-cell>
          <table:table-cell table:style-name="ce23" office:value-type="string">
            <text:p><text:s/>1.O usuário deixa selecionado os cursos desejados.</text:p>
          </table:table-cell>
          <table:table-cell table:style-name="ce23" office:value-type="string">
            <text:p>Disciplinas dos cursos selecionados são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encontrad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1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<text:s/>pesquisa por uma disciplina inserindo valores negativos.</text:p>
          </table:table-cell>
          <table:table-cell table:style-name="ce23" office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11"/><text:s text:c="14"/></text:p>
            <text:p>2. O usuário busca por uma Disciplina</text:p>
          </table:table-cell>
          <table:table-cell table:style-name="ce23" office:value-type="string">
            <text:p>Não é realizada a pesquis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editar disciplina. <text:s text:c="3"/><text:s/></text:p>
            <text:p>2. O usuário <text:s text:c="2"/>edita os campos obrigatórios <text:s text:c="3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editar disciplina <text:s text:c="4"/><text:s text:c="2"/></text:p>
            <text:p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6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 text:c="4"/><text:s text:c="11"/></text:p>
            <text:p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office:value-type="string">
            <text:p>PASSOU, PARA OS 2 CASOS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S DISCIPLINA COM NOME “FUNDAMENTOS DE BANCO DE DADOS” SENDO QUE JÁ EXISTE NO BANC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A DISCIPLINA NÃO É CADASTRADA NO BANCO, MAS O SISTEMA INFORMA QUE A DISCIPLINA FOI CADASTRADA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A DISCIPLINA COM NOME “<text:a xlink:href="mailto:$@TESTE">$@TESTE</text:a> 01”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A DISCIPLINA COM NOME “$@TESTE 01”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8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negativo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9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decim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COM O CÓDIGO INFORMADO NO EXEMPLO, É INFORMADO QUE NÃO FOI ENCONTRADA A DISCIPLINA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text:s/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 de um curso</text:p>
          </table:table-cell>
          <table:table-cell table:style-name="ce23" office:value-type="string">
            <text:p><text:s/>1.O usuário deixa selecionado os cursos desejados.</text:p>
          </table:table-cell>
          <table:table-cell table:style-name="ce23" office:value-type="string">
            <text:p>Disciplinas dos cursos selecionados são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encontrada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1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<text:s/>pesquisa por uma disciplina inserindo valores negativos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11"/><text:s text:c="14"/></text:p>
            <text:p>2. O usuário busca por uma Disciplina</text:p>
          </table:table-cell>
          <table:table-cell table:style-name="ce23" office:value-type="string">
            <text:p>Não é realizada a pesquis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editar disciplina. <text:s text:c="3"/><text:s/></text:p>
            <text:p>2. O usuário <text:s text:c="2"/>edita os campos obrigatórios <text:s text:c="3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editar disciplina <text:s text:c="4"/><text:s text:c="2"/></text:p>
            <text:p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6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 text:c="4"/><text:s text:c="11"/></text:p>
            <text:p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_13-11-13" table:style-name="ta2">
        <table:table-column table:style-name="co8" table:default-cell-style-name="ce14"/>
        <table:table-column table:style-name="co9" table:default-cell-style-name="ce17"/>
        <table:table-column table:style-name="co16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9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 <text:s text:c="69"/>2. O usuário preenche o campo Código com um valor válido. <text:s text:c="2"/>3.O usuário informa o Semestre da Disciplina <text:s/>no formato especificado, no caso Inteiro de 1 a 10 . <text:s text:c="34"/>4. O usuário informa uma Estimativa da Quantidade de alunos no formato especificado.</text:p>
          </table:table-cell>
          <table:table-cell table:style-name="ce23" office:value-type="string">
            <text:p>Disciplina Cadastr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2</text:p>
          </table:table-cell>
          <table:table-cell table:style-name="ce23" office:value-type="string">
            <text:p><text:s/>Criar Disciplina: O usuário preenche todos os dados nos formatos especificados mas não preenche o campo opcional estimativa da quantidade de alunos</text:p>
          </table:table-cell>
          <table:table-cell table:style-name="ce23" office:value-type="string">
            <text:p>1. O usuário <text:s/>preenche o campo Nome com um valor no formato desejado. <text:s text:c="69"/>2. O usuário preenche o campo Código com um valor válido. <text:s text:c="3"/>3.O usuário informa o Semestre da Disciplina <text:s/>no formato especificado, no caso Inteiro de 1 a 10. <text:s text:c="36"/>4. O usuário não informa uma Estimativa da Quantidade de alunos <text:s/>e por default esse valor é 0.</text:p>
          </table:table-cell>
          <table:table-cell table:style-name="ce23" office:value-type="string">
            <text:p>Disciplina Cadastr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30"/>2. O usuário não preenche o campo Código <text:s text:c="25"/>3.O usuário informa o Semestre da Disciplina <text:s/>no formato especificado, no caso Inteiro de 1 a 10. <text:s text:c="35"/>4. O usuário seleciona a opção criar.</text:p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A mensagem de erro poderia destacar os outros campos obrigatórios além do código da disciplina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tenta criar a disciplina com mesmo nome.</text:p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tenta criar a disciplina com mesmo código.</text:p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Caracteres especiais são aceitos tanto no nome da disciplina quanto no códig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8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negativo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9</text:p>
          </table:table-cell>
          <table:table-cell table:style-name="ce23" office:value-type="string">
            <text:p>Criar Disciplina: Usuário preenche o campo código no formato incorreto</text:p>
          </table:table-cell>
          <table:table-cell table:style-name="ce23" office:value-type="string">
            <text:p>1. O usuário preenche o campo Código <text:s/>inserindo valores decim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0</text:p>
          </table:table-cell>
          <table:table-cell table:style-name="ce23" office:value-type="string">
            <text:p>Criar Disciplina: valor limite inferior Semestre de Oferta</text:p>
          </table:table-cell>
          <table:table-cell table:style-name="ce23" office:value-type="string">
            <text:p>1. O usuário preenche o campo Semestre de Oferta <text:s/>inserindo o valor 0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Não executado</text:p>
          </table:table-cell>
          <table:table-cell table:style-name="ce26" office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1</text:p>
          </table:table-cell>
          <table:table-cell table:style-name="ce23" office:value-type="string">
            <text:p>Criar Disciplina: valor limite Semestre de Oferta</text:p>
          </table:table-cell>
          <table:table-cell table:style-name="ce23" office:value-type="string">
            <text:p>1. O usuário preenche o campo Semestre de Oferta <text:s/>selecionando o <text:s/>valor 1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2</text:p>
          </table:table-cell>
          <table:table-cell table:style-name="ce23" office:value-type="string">
            <text:p>Criar Disciplina: valor limite superior Semestre de Oferta</text:p>
          </table:table-cell>
          <table:table-cell table:style-name="ce23" office:value-type="string">
            <text:p>1. O usuário preenche o campo Semestre de Oferta <text:s/>selecionando o <text:s/>valor 2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3</text:p>
          </table:table-cell>
          <table:table-cell table:style-name="ce23" office:value-type="string">
            <text:p>Criar Disciplina: valor limite inferior Semestre de Oferta</text:p>
          </table:table-cell>
          <table:table-cell table:style-name="ce23" office:value-type="string">
            <text:p>1. O usuário preenche o campo Semestre de Oferta <text:s/>inserindo um valor 9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4</text:p>
          </table:table-cell>
          <table:table-cell table:style-name="ce23" office:value-type="string">
            <text:p>Criar Disciplina: valor limite Semestre de Oferta</text:p>
          </table:table-cell>
          <table:table-cell table:style-name="ce23" office:value-type="string">
            <text:p>1. O usuário preenche o campo Semestre de Oferta <text:s/>inserindo um valor 10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TC_001_15</text:p>
          </table:table-cell>
          <table:table-cell table:style-name="ce23" office:value-type="string">
            <text:p>Criar Disciplina: valor limite superior Semestre de Oferta</text:p>
          </table:table-cell>
          <table:table-cell table:style-name="ce23" office:value-type="string">
            <text:p>1. O usuário preenche o campo Semestre de Oferta <text:s/>inserindo o valor 11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Não executado</text:p>
          </table:table-cell>
          <table:table-cell table:style-name="ce26" office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esquisa por uma disciplina pelo seu nome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esquisa por uma Disciplina pelo seu Código. Ex:XXX0000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A disciplina não é visualizada mas não há mensagem de indicação de que não foi cadastrada</text:p>
          </table:table-cell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Falhou</text:p>
          </table:table-cell>
          <table:table-cell table:style-name="ce16" office:value-type="string">
            <text:p>Já que disciplinas com nome contendo caracteres especiais foram cadastradas, a busca também funcionou</text:p>
          </table:table-cell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<text:s/>pesquisa por uma disciplina inserindo valores negativos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Falhou</text:p>
          </table:table-cell>
          <table:table-cell table:style-name="ce16" office:value-type="string">
            <text:p>Já que disciplinas com nome contendo apenas um valor negativo foram cadastradas, a busca também funcionou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1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25"/>2. O usuário busca por uma Disciplina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Passou</text:p>
          </table:table-cell>
          <table:table-cell table:style-name="ce16" office:value-type="string">
            <text:p>Poderia apresentar mensagem pedindo critério de busca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Passou</text:p>
          </table:table-cell>
          <table:table-cell table:style-name="ce16" office:value-type="string">
            <text:p>Poderia apresentar mensagem pedindo critério de busca</text:p>
          </table:table-cell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atualizar disciplina. <text:s text:c="29"/>2. O usuário <text:s text:c="2"/>edita os campos obrigatórios e não obrigatórios preenchendo-os com valores validos <text:s text:c="38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16" office:value-type="string">
            <text:p>Passou</text:p>
          </table:table-cell>
          <table:table-cell table:style-name="ce16" table:number-columns-repeated="1016"/>
        </table:table-row>
        <table:table-row table:style-name="ro24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atualizar disciplina <text:s text:c="32"/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16" office:value-type="string">
            <text:p>Não executado</text:p>
          </table:table-cell>
          <table:table-cell table:style-name="ce16" office:value-type="string">
            <text:p>Não existe opção de cancelamento para a edição da disciplina, o que existe é a opção de limpar todos os campos editados.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 text:c="15"/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16" office:value-type="string">
            <text:p>Passou</text:p>
          </table:table-cell>
          <table:table-cell table:style-name="ce16"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number number:decimal-places="0" number:min-integer-digits="1" number:grouping="true"/>
      <number:text> </number:text>
    </number:number-style>
    <number:number-style style:name="N116P1" style:volatile="true">
      <number:text>-R$ </number:text>
      <number:number number:decimal-places="0" number:min-integer-digits="1" number:grouping="true"/>
      <number:text> </number:text>
    </number:number-style>
    <number:number-style style:name="N116P2" style:volatile="true">
      <number:text> R$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number number:decimal-places="2" number:min-integer-digits="1" number:grouping="true"/>
      <number:text> </number:text>
    </number:number-style>
    <number:number-style style:name="N118P1" style:volatile="true">
      <number:text>-R$ </number:text>
      <number:number number:decimal-places="2" number:min-integer-digits="1" number:grouping="true"/>
      <number:text> </number:text>
    </number:number-style>
    <number:number-style style:name="N118P2" style:volatile="true">
      <number:text> R$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16/04/2014</text:date>, <text:time>10:3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Luis Ferreira </dc:creator>
    <meta:creation-date>2014-04-15T13:31:14Z</meta:creation-date>
    <dc:date>2014-04-16T10:30:32.94</dc:date>
    <meta:editing-duration>PT2H44M16S</meta:editing-duration>
    <meta:editing-cycles>5</meta:editing-cycles>
    <meta:document-statistic meta:table-count="5" meta:cell-count="487" meta:object-count="0"/>
  </office:meta>
</office:document-meta>
</file>